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0b145e" officeooo:paragraph-rsid="0017a8dd"/>
    </style:style>
    <style:style style:name="P4" style:family="paragraph" style:parent-style-name="Standard">
      <style:text-properties fo:language="ru" fo:country="RU" officeooo:rsid="0015b5b2" officeooo:paragraph-rsid="0015b5b2"/>
    </style:style>
    <style:style style:name="P5" style:family="paragraph" style:parent-style-name="Standard">
      <style:text-properties fo:language="ru" fo:country="RU" officeooo:rsid="0017a8dd" officeooo:paragraph-rsid="0017a8dd"/>
    </style:style>
    <style:style style:name="P6" style:family="paragraph" style:parent-style-name="Standard">
      <style:text-properties fo:language="ru" fo:country="RU" officeooo:rsid="0018f10a" officeooo:paragraph-rsid="0018f10a"/>
    </style:style>
    <style:style style:name="P7" style:family="paragraph" style:parent-style-name="Standard">
      <style:text-properties fo:language="ru" fo:country="RU" officeooo:rsid="0019daaa" officeooo:paragraph-rsid="0019daaa"/>
    </style:style>
    <style:style style:name="P8" style:family="paragraph" style:parent-style-name="Standard">
      <style:text-properties fo:language="ru" fo:country="RU" officeooo:rsid="0021aafb" officeooo:paragraph-rsid="0021aafb"/>
    </style:style>
    <style:style style:name="P9" style:family="paragraph" style:parent-style-name="Standard">
      <style:text-properties fo:language="ru" fo:country="RU" officeooo:rsid="0021aafb" officeooo:paragraph-rsid="001aaf5e"/>
    </style:style>
    <style:style style:name="P10" style:family="paragraph" style:parent-style-name="Standard">
      <style:text-properties fo:language="ru" fo:country="RU" officeooo:rsid="00286be9" officeooo:paragraph-rsid="00286be9"/>
    </style:style>
    <style:style style:name="P11" style:family="paragraph" style:parent-style-name="Standard">
      <style:text-properties officeooo:paragraph-rsid="00286be9"/>
    </style:style>
    <style:style style:name="P12" style:family="paragraph" style:parent-style-name="Standard">
      <style:text-properties officeooo:rsid="00290511" officeooo:paragraph-rsid="00290511"/>
    </style:style>
    <style:style style:name="P13" style:family="paragraph" style:parent-style-name="Standard">
      <style:text-properties officeooo:rsid="002a0e97" officeooo:paragraph-rsid="002a0e97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b999"/>
    </style:style>
    <style:style style:name="T13" style:family="text">
      <style:text-properties officeooo:rsid="0021aafb"/>
    </style:style>
    <style:style style:name="T14" style:family="text">
      <style:text-properties officeooo:rsid="00220936"/>
    </style:style>
    <style:style style:name="T15" style:family="text">
      <style:text-properties officeooo:rsid="0024e44e"/>
    </style:style>
    <style:style style:name="T16" style:family="text">
      <style:text-properties officeooo:rsid="00286be9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86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2">1. Регистрация, <text:span text:style-name="T3">авторизация</text:span>.</text:p>
      <text:p text:style-name="P2">2. Редактирование личной информации, <text:span text:style-name="T3">в том числе образование и локацию</text:span>.</text:p>
      <text:p text:style-name="P2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2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5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6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2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4"><text:span text:style-name="T9">6</text:span>. <text:span text:style-name="T5">Просмотреть публичные сообщения друзей(история).</text:span></text:p>
      <text:p text:style-name="P3"><text:span text:style-name="T10">7</text:span>. <text:span text:style-name="T7">Отправить заявку в друзья/под</text:span><text:span text:style-name="T15">т</text:span><text:span text:style-name="T7">вердить друга/о</text:span><text:span text:style-name="T15">с</text:span><text:span text:style-name="T7">тавить в подписанных/удалить пользователя из друзей.</text:span></text:p>
      <text:p text:style-name="P8">8. Ближайший день рождени<text:span text:style-name="T14">я</text:span>.</text:p>
      <text:p text:style-name="P2"><text:span text:style-name="T13">9</text:span>. Просмотр информации о пользователе (профиля)</text:p>
      <text:p text:style-name="P7"><text:span text:style-name="T13">10</text:span>. Сортировать друзей по дате рождения/колличеству друзей.</text:p>
      <text:p text:style-name="P2"><text:span text:style-name="T12">11</text:span>. <text:span text:style-name="T7">Создать/редактировать/удалить сообщество</text:span>.</text:p>
      <text:p text:style-name="P5"><text:span text:style-name="T13">12</text:span>. <text:span text:style-name="T9">Добавление/редактирование/ удаление записи в сообществ</text:span><text:span text:style-name="T15">е</text:span><text:span text:style-name="T9">.</text:span></text:p>
      <text:p text:style-name="P6">1<text:span text:style-name="T13">3</text:span>. <text:span text:style-name="T10">Добавление/редактирование/удаление комментари</text:span><text:span text:style-name="T15">ев</text:span><text:span text:style-name="T10"> к записи сообщества.</text:span></text:p>
      <text:p text:style-name="P5">1<text:span text:style-name="T13">4</text:span>. <text:span text:style-name="T8">Поиск сообщества по типу/дате создания/колличеству .</text:span></text:p>
      <text:p text:style-name="P7">1<text:span text:style-name="T13">5</text:span>. Получение статуса о сутках для отображения темы аккаунта.</text:p>
      <text:p text:style-name="P7"/>
      <text:p text:style-name="P9"/>
      <text:p text:style-name="P10">Решение</text:p>
      <text:p text:style-name="P10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11"><text:span text:style-name="T18">2. Делаем логают, для этого как минимум сохраняем кэшируем токен, который уже не действительный и в последующем сравниваем.</text:span></text:p>
      <text:p text:style-name="P12"><text:span text:style-name="T18">3. </text:span><text:span text:style-name="T17">Добавить ограничения на выполнения определенных действий в приложении с последующем отображением на админпанеле</text:span></text:p>
      <text:p text:style-name="P13"><text:span text:style-name="T17">4. Задать погоду с обновление по времени</text:span></text:p>
      <text:p text:style-name="P13"><text:span text:style-name="T17">5. Убрать лэйзи в полях где необходимо получить объек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06T23:37:20.403498856</dc:date>
    <meta:editing-duration>PT5H57M36S</meta:editing-duration>
    <meta:editing-cycles>12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24" meta:word-count="236" meta:character-count="1857" meta:non-whitespace-character-count="1645"/>
  </office:meta>
</office:document-meta>
</file>